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5cm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 fo:min-height="3.922cm" fo:min-width="7.35cm"/>
    </style:style>
    <style:style style:name="gr3" style:family="graphic" style:parent-style-name="standard">
      <style:graphic-properties svg:stroke-width="0.2cm" draw:marker-start-width="0.8cm" draw:marker-end-width="0.8cm" draw:fill-color="#ffffff" draw:textarea-horizontal-align="justify" draw:textarea-vertical-align="middle" draw:auto-grow-height="false" fo:min-height="4.65cm" fo:min-width="13.4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2.16cm"/>
    </style:style>
    <style:style style:name="gr5" style:family="graphic" style:parent-style-name="standard">
      <style:graphic-properties svg:stroke-width="0.2cm" draw:marker-start-width="0.8cm" draw:marker-end-width="0.8cm" draw:fill-color="#23ff23" draw:textarea-horizontal-align="justify" draw:textarea-vertical-align="middle" draw:auto-grow-height="false" fo:min-height="11.95cm" fo:min-width="10.3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84cm" fo:min-width="9.53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-color="#ffd320"/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23ff23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7cm" svg:height="2.5cm" svg:x="0.8cm" svg:y="15.6cm">
          <draw:text-box>
            <text:p text:style-name="P1"><text:span text:style-name="T1">Von Neumann Computer-Architektur</text:span></text:p>
          </draw:text-box>
        </draw:frame>
        <draw:custom-shape draw:style-name="gr2" draw:text-style-name="P3" draw:layer="layout" svg:width="11.1cm" svg:height="5.9cm" svg:x="3.2cm" svg:y="2.7cm">
          <text:p text:style-name="P1"><text:span text:style-name="T2">Prozessor (CPU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3.9cm" svg:height="4.9cm" svg:x="1.7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2.669cm" svg:height="1.513cm" svg:x="2.4cm" svg:y="11.2cm">
          <draw:text-box>
            <text:p><text:span text:style-name="T3">Arbeitsspeicher (RAM)</text:span></text:p>
          </draw:text-box>
        </draw:frame>
        <draw:custom-shape draw:style-name="gr5" draw:text-style-name="P6" draw:layer="layout" svg:width="10.8cm" svg:height="12.2cm" svg:x="16.6cm" svg:y="2.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0.035cm" svg:height="7.663cm" svg:x="17.4cm" svg:y="3.7cm">
          <draw:text-box>
            <text:p><text:span text:style-name="T3">Medien (Devices) </text:span></text:p>
            <text:p><text:span text:style-name="T4">für</text:span></text:p>
            <text:p><text:span text:style-name="T4">&gt; Eingabe </text:span><text:span text:style-name="T5">(Tastatur)</text:span></text:p>
            <text:p><text:span text:style-name="T4">&gt; Ausgabe </text:span><text:span text:style-name="T6">(Bildschirm)</text:span></text:p>
            <text:p><text:span text:style-name="T4">&gt; Speicherung </text:span><text:span text:style-name="T5">(HD)</text:span></text:p>
            <text:p><text:span text:style-name="T4">&gt; Netzwerk</text:span></text:p>
            <text:p><text:span text:style-name="T4">&gt; 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09:02:10.703752000</meta:creation-date>
    <dc:date>2015-09-04T09:30:59.079818000</dc:date>
    <meta:editing-duration>PT12M4S</meta:editing-duration>
    <meta:editing-cycles>4</meta:editing-cycles>
    <meta:generator>LibreOffice/5.0.3.2$MacOSX_X86_64 LibreOffice_project/e5f16313668ac592c1bfb310f4390624e3dbfb75</meta:generator>
    <meta:document-statistic meta:object-count="6"/>
  </office:meta>
</office:document-meta>
</file>